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252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7535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8398in"/>
    </style:style>
    <style:style style:name="co9" style:family="table-column">
      <style:table-column-properties fo:break-before="auto" style:column-width="0.389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f5ce" fo:border="0.74pt solid #000000"/>
    </style:style>
    <style:style style:name="ce2" style:family="table-cell" style:parent-style-name="Default">
      <style:table-cell-properties fo:background-color="#eeeeee" fo:border="0.74pt solid #000000"/>
    </style:style>
    <style:style style:name="ce6" style:family="table-cell" style:parent-style-name="Default">
      <style:table-cell-properties fo:background-color="#b4c7dc" fo:border="0.74pt solid #000000"/>
    </style:style>
    <style:style style:name="ce3" style:family="table-cell" style:parent-style-name="Default">
      <style:table-cell-properties fo:background-color="#afd095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Dat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ce3"/>
        <table:table-column table:style-name="co11" table:number-columns-repeated="4" table:default-cell-style-name="Default"/>
        <table:table-row table:style-name="ro1">
          <table:table-cell table:style-name="ce4" office:value-type="string" calcext:value-type="string">
            <text:p>ransac_trans</text:p>
          </table:table-cell>
          <table:table-cell table:style-name="ce4" office:value-type="string" calcext:value-type="string">
            <text:p>ransac_thresh</text:p>
          </table:table-cell>
          <table:table-cell table:style-name="ce4" office:value-type="string" calcext:value-type="string">
            <text:p>ransac_iter</text:p>
          </table:table-cell>
          <table:table-cell table:style-name="ce4" office:value-type="string" calcext:value-type="string">
            <text:p>ransac_conf</text:p>
          </table:table-cell>
          <table:table-cell table:style-name="ce4" office:value-type="string" calcext:value-type="string">
            <text:p>median_rat</text:p>
          </table:table-cell>
          <table:table-cell table:style-name="ce4" office:value-type="string" calcext:value-type="string">
            <text:p>sing_compare</text:p>
          </table:table-cell>
          <table:table-cell table:style-name="ce4" office:value-type="string" calcext:value-type="string">
            <text:p>gen_mean</text:p>
          </table:table-cell>
          <table:table-cell table:style-name="ce4" office:value-type="string" calcext:value-type="string">
            <text:p>gen_low</text:p>
          </table:table-cell>
          <table:table-cell table:style-name="ce4" office:value-type="string" calcext:value-type="string">
            <text:p>imp_mean</text:p>
          </table:table-cell>
          <table:table-cell table:style-name="ce4" office:value-type="string" calcext:value-type="string">
            <text:p>imp_high</text:p>
          </table:table-cell>
          <table:table-cell table:style-name="ce4" office:value-type="string" calcext:value-type="string">
            <text:p>eer</text:p>
          </table:table-cell>
          <table:table-cell table:style-name="ce4" office:value-type="string" calcext:value-type="string">
            <text:p>time(ms)</text:p>
          </table:table-cell>
          <table:table-cell table:style-name="ce6" office:value-type="string" calcext:value-type="string">
            <text:p>gm/im</text:p>
          </table:table-cell>
          <table:table-cell table:style-name="ce6" office:value-type="string" calcext:value-type="string">
            <text:p>ih/gl</text:p>
          </table:table-cell>
          <table:table-cell office:value-type="string" calcext:value-type="string" table:number-columns-spanned="4" table:number-rows-spanned="1">
            <text:p>Variaciones respecto a default.ini: orient_blk_sze = 16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86682" calcext:value-type="float">
            <text:p>0.0886682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879" calcext:value-type="float">
            <text:p>0.025287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3" calcext:value-type="float">
            <text:p>0.13</text:p>
          </table:table-cell>
          <table:table-cell office:value-type="float" office:value="5240050" calcext:value-type="float">
            <text:p>5240050</text:p>
          </table:table-cell>
          <table:table-cell table:formula="of:=[.G2]/[.I2]" office:value-type="float" office:value="3.50634888622622" calcext:value-type="float">
            <text:p>3.50634888622622</text:p>
          </table:table-cell>
          <table:table-cell table:formula="of:=[.J2]/[.H2]" office:value-type="float" office:value="1.21805936839611" calcext:value-type="float">
            <text:p>1.21805936839611</text:p>
          </table:table-cell>
          <table:table-cell office:value-type="string" calcext:value-type="string" table:number-columns-spanned="4" table:number-rows-spanned="1">
            <text:p>Nota: Padding corregido en gabor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78633" calcext:value-type="float">
            <text:p>0.0878633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32" calcext:value-type="float">
            <text:p>0.0246932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3106930" calcext:value-type="float">
            <text:p>3106930</text:p>
          </table:table-cell>
          <table:table-cell table:formula="of:=[.G3]/[.I3]" office:value-type="float" office:value="3.55819820841365" calcext:value-type="float">
            <text:p>3.55819820841365</text:p>
          </table:table-cell>
          <table:table-cell table:formula="of:=[.J3]/[.H3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6943" calcext:value-type="float">
            <text:p>0.086694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43" calcext:value-type="float">
            <text:p>0.0240243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1703640" calcext:value-type="float">
            <text:p>1703640</text:p>
          </table:table-cell>
          <table:table-cell table:formula="of:=[.G4]/[.I4]" office:value-type="float" office:value="3.6086087836066" calcext:value-type="float">
            <text:p>3.6086087836066</text:p>
          </table:table-cell>
          <table:table-cell table:formula="of:=[.J4]/[.H4]" office:value-type="float" office:value="1.20141650600563" calcext:value-type="float">
            <text:p>1.2014165060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4071" calcext:value-type="float">
            <text:p>0.0844071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17" calcext:value-type="float">
            <text:p>0.0233117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1068200" calcext:value-type="float">
            <text:p>1068200</text:p>
          </table:table-cell>
          <table:table-cell table:formula="of:=[.G5]/[.I5]" office:value-type="float" office:value="3.62080414555781" calcext:value-type="float">
            <text:p>3.62080414555781</text:p>
          </table:table-cell>
          <table:table-cell table:formula="of:=[.J5]/[.H5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75996" calcext:value-type="float">
            <text:p>0.0675996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29" calcext:value-type="float">
            <text:p>0.0233729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5602450" calcext:value-type="float">
            <text:p>5602450</text:p>
          </table:table-cell>
          <table:table-cell table:formula="of:=[.G6]/[.I6]" office:value-type="float" office:value="2.89222133325347" calcext:value-type="float">
            <text:p>2.89222133325347</text:p>
          </table:table-cell>
          <table:table-cell table:formula="of:=[.J6]/[.H6]" office:value-type="float" office:value="1.17140975238252" calcext:value-type="float">
            <text:p>1.17140975238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64615" calcext:value-type="float">
            <text:p>0.0664615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84" calcext:value-type="float">
            <text:p>0.0228784</text:p>
          </table:table-cell>
          <table:table-cell office:value-type="float" office:value="0.0269058" calcext:value-type="float">
            <text:p>0.0269058</text:p>
          </table:table-cell>
          <table:table-cell office:value-type="float" office:value="0.17" calcext:value-type="float">
            <text:p>0.17</text:p>
          </table:table-cell>
          <table:table-cell office:value-type="float" office:value="3154530" calcext:value-type="float">
            <text:p>3154530</text:p>
          </table:table-cell>
          <table:table-cell table:formula="of:=[.G7]/[.I7]" office:value-type="float" office:value="2.90498898524372" calcext:value-type="float">
            <text:p>2.90498898524372</text:p>
          </table:table-cell>
          <table:table-cell table:formula="of:=[.J7]/[.H7]" office:value-type="float" office:value="1.24843051824218" calcext:value-type="float">
            <text:p>1.24843051824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567" calcext:value-type="float">
            <text:p>0.06456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27" calcext:value-type="float">
            <text:p>0.0223627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1713660" calcext:value-type="float">
            <text:p>1713660</text:p>
          </table:table-cell>
          <table:table-cell table:formula="of:=[.G8]/[.I8]" office:value-type="float" office:value="2.88726316589678" calcext:value-type="float">
            <text:p>2.88726316589678</text:p>
          </table:table-cell>
          <table:table-cell table:formula="of:=[.J8]/[.H8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5235" calcext:value-type="float">
            <text:p>0.061523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5" calcext:value-type="float">
            <text:p>0.021818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1108100" calcext:value-type="float">
            <text:p>1108100</text:p>
          </table:table-cell>
          <table:table-cell table:formula="of:=[.G9]/[.I9]" office:value-type="float" office:value="2.81978596145473" calcext:value-type="float">
            <text:p>2.81978596145473</text:p>
          </table:table-cell>
          <table:table-cell table:formula="of:=[.J9]/[.H9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6085" calcext:value-type="float">
            <text:p>0.106085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166" calcext:value-type="float">
            <text:p>0.0271166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5524800" calcext:value-type="float">
            <text:p>5524800</text:p>
          </table:table-cell>
          <table:table-cell table:formula="of:=[.G10]/[.I10]" office:value-type="float" office:value="3.91217925551138" calcext:value-type="float">
            <text:p>3.91217925551138</text:p>
          </table:table-cell>
          <table:table-cell table:formula="of:=[.J10]/[.H10]" office:value-type="float" office:value="1.19681405441205" calcext:value-type="float">
            <text:p>1.19681405441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41" calcext:value-type="float">
            <text:p>0.1054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04" calcext:value-type="float">
            <text:p>0.0264904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3006220" calcext:value-type="float">
            <text:p>3006220</text:p>
          </table:table-cell>
          <table:table-cell table:formula="of:=[.G11]/[.I11]" office:value-type="float" office:value="3.97917736236523" calcext:value-type="float">
            <text:p>3.97917736236523</text:p>
          </table:table-cell>
          <table:table-cell table:formula="of:=[.J11]/[.H11]" office:value-type="float" office:value="1.29943266761222" calcext:value-type="float">
            <text:p>1.29943266761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481" calcext:value-type="float">
            <text:p>0.104481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23" calcext:value-type="float">
            <text:p>0.0257423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1765240" calcext:value-type="float">
            <text:p>1765240</text:p>
          </table:table-cell>
          <table:table-cell table:formula="of:=[.G12]/[.I12]" office:value-type="float" office:value="4.05872824106626" calcext:value-type="float">
            <text:p>4.05872824106626</text:p>
          </table:table-cell>
          <table:table-cell table:formula="of:=[.J12]/[.H12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781" calcext:value-type="float">
            <text:p>0.102781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48" calcext:value-type="float">
            <text:p>0.024904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1109050" calcext:value-type="float">
            <text:p>1109050</text:p>
          </table:table-cell>
          <table:table-cell table:formula="of:=[.G13]/[.I13]" office:value-type="float" office:value="4.12695544633966" calcext:value-type="float">
            <text:p>4.12695544633966</text:p>
          </table:table-cell>
          <table:table-cell table:formula="of:=[.J13]/[.H13]" office:value-type="float" office:value="1.23377787337779" calcext:value-type="float">
            <text:p>1.233777873377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8956" calcext:value-type="float">
            <text:p>0.0868956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51" calcext:value-type="float">
            <text:p>0.020675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2" calcext:value-type="float">
            <text:p>0.12</text:p>
          </table:table-cell>
          <table:table-cell office:value-type="float" office:value="503137" calcext:value-type="float">
            <text:p>503137</text:p>
          </table:table-cell>
          <table:table-cell table:formula="of:=[.G14]/[.I14]" office:value-type="float" office:value="4.20291074771102" calcext:value-type="float">
            <text:p>4.20291074771102</text:p>
          </table:table-cell>
          <table:table-cell table:formula="of:=[.J14]/[.H14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4871" calcext:value-type="float">
            <text:p>0.086487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542" calcext:value-type="float">
            <text:p>0.0202542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458292" calcext:value-type="float">
            <text:p>458292</text:p>
          </table:table-cell>
          <table:table-cell table:formula="of:=[.G15]/[.I15]" office:value-type="float" office:value="4.27008225454474" calcext:value-type="float">
            <text:p>4.27008225454474</text:p>
          </table:table-cell>
          <table:table-cell table:formula="of:=[.J15]/[.H15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8098" calcext:value-type="float">
            <text:p>0.085809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673" calcext:value-type="float">
            <text:p>0.0196673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472603" calcext:value-type="float">
            <text:p>472603</text:p>
          </table:table-cell>
          <table:table-cell table:formula="of:=[.G16]/[.I16]" office:value-type="float" office:value="4.36306966385828" calcext:value-type="float">
            <text:p>4.36306966385828</text:p>
          </table:table-cell>
          <table:table-cell table:formula="of:=[.J16]/[.H16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6982" calcext:value-type="float">
            <text:p>0.084698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67" calcext:value-type="float">
            <text:p>0.018986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408495" calcext:value-type="float">
            <text:p>408495</text:p>
          </table:table-cell>
          <table:table-cell table:formula="of:=[.G17]/[.I17]" office:value-type="float" office:value="4.4609226458521" calcext:value-type="float">
            <text:p>4.4609226458521</text:p>
          </table:table-cell>
          <table:table-cell table:formula="of:=[.J17]/[.H17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4457" calcext:value-type="float">
            <text:p>0.0644457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49" calcext:value-type="float">
            <text:p>0.018849</text:p>
          </table:table-cell>
          <table:table-cell office:value-type="float" office:value="0.0231481" calcext:value-type="float">
            <text:p>0.0231481</text:p>
          </table:table-cell>
          <table:table-cell office:value-type="float" office:value="0.14" calcext:value-type="float">
            <text:p>0.14</text:p>
          </table:table-cell>
          <table:table-cell office:value-type="float" office:value="512155" calcext:value-type="float">
            <text:p>512155</text:p>
          </table:table-cell>
          <table:table-cell table:formula="of:=[.G18]/[.I18]" office:value-type="float" office:value="3.41905140856279" calcext:value-type="float">
            <text:p>3.41905140856279</text:p>
          </table:table-cell>
          <table:table-cell table:formula="of:=[.J18]/[.H18]" office:value-type="float" office:value="1.12962746074039" calcext:value-type="float">
            <text:p>1.129627460740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9058" calcext:value-type="float">
            <text:p>0.0639058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05" calcext:value-type="float">
            <text:p>0.018470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455536" calcext:value-type="float">
            <text:p>455536</text:p>
          </table:table-cell>
          <table:table-cell table:formula="of:=[.G19]/[.I19]" office:value-type="float" office:value="3.45988468097778" calcext:value-type="float">
            <text:p>3.45988468097778</text:p>
          </table:table-cell>
          <table:table-cell table:formula="of:=[.J19]/[.H19]" office:value-type="float" office:value="1.28348082087021" calcext:value-type="float">
            <text:p>1.28348082087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0358" calcext:value-type="float">
            <text:p>0.0630358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45" calcext:value-type="float">
            <text:p>0.0180045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423926" calcext:value-type="float">
            <text:p>423926</text:p>
          </table:table-cell>
          <table:table-cell table:formula="of:=[.G20]/[.I20]" office:value-type="float" office:value="3.50111361048627" calcext:value-type="float">
            <text:p>3.50111361048627</text:p>
          </table:table-cell>
          <table:table-cell table:formula="of:=[.J20]/[.H20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524" calcext:value-type="float">
            <text:p>0.06152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1" calcext:value-type="float">
            <text:p>0.0174661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412833" calcext:value-type="float">
            <text:p>412833</text:p>
          </table:table-cell>
          <table:table-cell table:formula="of:=[.G21]/[.I21]" office:value-type="float" office:value="3.52248069116746" calcext:value-type="float">
            <text:p>3.52248069116746</text:p>
          </table:table-cell>
          <table:table-cell table:formula="of:=[.J21]/[.H21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567" calcext:value-type="float">
            <text:p>0.105567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0224137" calcext:value-type="float">
            <text:p>0.0224137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1" calcext:value-type="float">
            <text:p>0.11</text:p>
          </table:table-cell>
          <table:table-cell office:value-type="float" office:value="495613" calcext:value-type="float">
            <text:p>495613</text:p>
          </table:table-cell>
          <table:table-cell table:formula="of:=[.G22]/[.I22]" office:value-type="float" office:value="4.7099318720247" calcext:value-type="float">
            <text:p>4.7099318720247</text:p>
          </table:table-cell>
          <table:table-cell table:formula="of:=[.J22]/[.H22]" office:value-type="float" office:value="1.27489139506516" calcext:value-type="float">
            <text:p>1.274891395065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184" calcext:value-type="float">
            <text:p>0.105184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078" calcext:value-type="float">
            <text:p>0.0220078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454892" calcext:value-type="float">
            <text:p>454892</text:p>
          </table:table-cell>
          <table:table-cell table:formula="of:=[.G23]/[.I23]" office:value-type="float" office:value="4.7793963958233" calcext:value-type="float">
            <text:p>4.7793963958233</text:p>
          </table:table-cell>
          <table:table-cell table:formula="of:=[.J23]/[.H23]" office:value-type="float" office:value="1.35865330211462" calcext:value-type="float">
            <text:p>1.35865330211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59" calcext:value-type="float">
            <text:p>0.10459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692" calcext:value-type="float">
            <text:p>0.021369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423167" calcext:value-type="float">
            <text:p>423167</text:p>
          </table:table-cell>
          <table:table-cell table:formula="of:=[.G24]/[.I24]" office:value-type="float" office:value="4.89442749377609" calcext:value-type="float">
            <text:p>4.89442749377609</text:p>
          </table:table-cell>
          <table:table-cell table:formula="of:=[.J24]/[.H24]" office:value-type="float" office:value="1.36514292697141" calcext:value-type="float">
            <text:p>1.36514292697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3694" calcext:value-type="float">
            <text:p>0.10369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784" calcext:value-type="float">
            <text:p>0.020578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407498" calcext:value-type="float">
            <text:p>407498</text:p>
          </table:table-cell>
          <table:table-cell table:formula="of:=[.G25]/[.I25]" office:value-type="float" office:value="5.0389729036271" calcext:value-type="float">
            <text:p>5.0389729036271</text:p>
          </table:table-cell>
          <table:table-cell table:formula="of:=[.J25]/[.H25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8935" calcext:value-type="float">
            <text:p>0.0788935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77" calcext:value-type="float">
            <text:p>0.015027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1" calcext:value-type="float">
            <text:p>0.11</text:p>
          </table:table-cell>
          <table:table-cell office:value-type="float" office:value="433229" calcext:value-type="float">
            <text:p>433229</text:p>
          </table:table-cell>
          <table:table-cell table:formula="of:=[.G26]/[.I26]" office:value-type="float" office:value="5.24987190321872" calcext:value-type="float">
            <text:p>5.24987190321872</text:p>
          </table:table-cell>
          <table:table-cell table:formula="of:=[.J26]/[.H26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8763" calcext:value-type="float">
            <text:p>0.078876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127" calcext:value-type="float">
            <text:p>0.015012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422863" calcext:value-type="float">
            <text:p>422863</text:p>
          </table:table-cell>
          <table:table-cell table:formula="of:=[.G27]/[.I27]" office:value-type="float" office:value="5.25397163734705" calcext:value-type="float">
            <text:p>5.25397163734705</text:p>
          </table:table-cell>
          <table:table-cell table:formula="of:=[.J27]/[.H27]" office:value-type="float" office:value="1.2710950444344" calcext:value-type="float">
            <text:p>1.271095044434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homography</text:p>
          </table:table-cell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7122" calcext:value-type="float">
            <text:p>0.0787122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818" calcext:value-type="float">
            <text:p>0.0148818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420813" calcext:value-type="float">
            <text:p>420813</text:p>
          </table:table-cell>
          <table:table-cell table:formula="of:=[.G28]/[.I28]" office:value-type="float" office:value="5.28915856952788" calcext:value-type="float">
            <text:p>5.28915856952788</text:p>
          </table:table-cell>
          <table:table-cell table:formula="of:=[.J28]/[.H28]" office:value-type="float" office:value="1.27637047837424" calcext:value-type="float">
            <text:p>1.2763704783742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artial affine</text:p>
          </table:table-cell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3586" calcext:value-type="float">
            <text:p>0.0783586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53" calcext:value-type="float">
            <text:p>0.0145353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410854" calcext:value-type="float">
            <text:p>410854</text:p>
          </table:table-cell>
          <table:table-cell table:formula="of:=[.G29]/[.I29]" office:value-type="float" office:value="5.39091728412898" calcext:value-type="float">
            <text:p>5.39091728412898</text:p>
          </table:table-cell>
          <table:table-cell table:formula="of:=[.J29]/[.H29]" office:value-type="float" office:value="1.4027741305592" calcext:value-type="float">
            <text:p>1.402774130559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affine</text:p>
          </table:table-cell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1349" calcext:value-type="float">
            <text:p>0.0561349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614" calcext:value-type="float">
            <text:p>0.0134614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437532" calcext:value-type="float">
            <text:p>437532</text:p>
          </table:table-cell>
          <table:table-cell table:formula="of:=[.G30]/[.I30]" office:value-type="float" office:value="4.17006403494436" calcext:value-type="float">
            <text:p>4.17006403494436</text:p>
          </table:table-cell>
          <table:table-cell table:formula="of:=[.J30]/[.H30]" office:value-type="float" office:value="1.3449307864821" calcext:value-type="float">
            <text:p>1.34493078648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0928" calcext:value-type="float">
            <text:p>0.0560928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366" calcext:value-type="float">
            <text:p>0.013436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437612" calcext:value-type="float">
            <text:p>437612</text:p>
          </table:table-cell>
          <table:table-cell table:formula="of:=[.G31]/[.I31]" office:value-type="float" office:value="4.17462750993555" calcext:value-type="float">
            <text:p>4.17462750993555</text:p>
          </table:table-cell>
          <table:table-cell table:formula="of:=[.J31]/[.H31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874" calcext:value-type="float">
            <text:p>0.055874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26" calcext:value-type="float">
            <text:p>0.013302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430436" calcext:value-type="float">
            <text:p>430436</text:p>
          </table:table-cell>
          <table:table-cell table:formula="of:=[.G32]/[.I32]" office:value-type="float" office:value="4.20023153368514" calcext:value-type="float">
            <text:p>4.20023153368514</text:p>
          </table:table-cell>
          <table:table-cell table:formula="of:=[.J32]/[.H32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4562" calcext:value-type="float">
            <text:p>0.0554562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72" calcext:value-type="float">
            <text:p>0.012997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408126" calcext:value-type="float">
            <text:p>408126</text:p>
          </table:table-cell>
          <table:table-cell table:formula="of:=[.G33]/[.I33]" office:value-type="float" office:value="4.26678053734651" calcext:value-type="float">
            <text:p>4.26678053734651</text:p>
          </table:table-cell>
          <table:table-cell table:formula="of:=[.J33]/[.H33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2312" calcext:value-type="float">
            <text:p>0.098231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727" calcext:value-type="float">
            <text:p>0.0165727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423298" calcext:value-type="float">
            <text:p>423298</text:p>
          </table:table-cell>
          <table:table-cell table:formula="of:=[.G34]/[.I34]" office:value-type="float" office:value="5.92729006136598" calcext:value-type="float">
            <text:p>5.92729006136598</text:p>
          </table:table-cell>
          <table:table-cell table:formula="of:=[.J34]/[.H34]" office:value-type="float" office:value="1.43237764600347" calcext:value-type="float">
            <text:p>1.4323776460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2194" calcext:value-type="float">
            <text:p>0.098219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662" calcext:value-type="float">
            <text:p>0.0165662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425079" calcext:value-type="float">
            <text:p>425079</text:p>
          </table:table-cell>
          <table:table-cell table:formula="of:=[.G35]/[.I35]" office:value-type="float" office:value="5.92890342987529" calcext:value-type="float">
            <text:p>5.92890342987529</text:p>
          </table:table-cell>
          <table:table-cell table:formula="of:=[.J35]/[.H35]" office:value-type="float" office:value="1.43237764600347" calcext:value-type="float">
            <text:p>1.4323776460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1175" calcext:value-type="float">
            <text:p>0.0981175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647" calcext:value-type="float">
            <text:p>0.0164647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12" calcext:value-type="float">
            <text:p>0.12</text:p>
          </table:table-cell>
          <table:table-cell office:value-type="float" office:value="424441" calcext:value-type="float">
            <text:p>424441</text:p>
          </table:table-cell>
          <table:table-cell table:formula="of:=[.G36]/[.I36]" office:value-type="float" office:value="5.95926436558213" calcext:value-type="float">
            <text:p>5.95926436558213</text:p>
          </table:table-cell>
          <table:table-cell table:formula="of:=[.J36]/[.H36]" office:value-type="float" office:value="1.42712366270496" calcext:value-type="float">
            <text:p>1.42712366270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77767" calcext:value-type="float">
            <text:p>0.0977767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013" calcext:value-type="float">
            <text:p>0.0161013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411970" calcext:value-type="float">
            <text:p>411970</text:p>
          </table:table-cell>
          <table:table-cell table:formula="of:=[.G37]/[.I37]" office:value-type="float" office:value="6.07259662263296" calcext:value-type="float">
            <text:p>6.07259662263296</text:p>
          </table:table-cell>
          <table:table-cell table:formula="of:=[.J37]/[.H37]" office:value-type="float" office:value="1.34009055912225" calcext:value-type="float">
            <text:p>1.34009055912225</text:p>
          </table:table-cell>
          <table:table-cell table:number-columns-repeated="4"/>
        </table:table-row>
        <table:table-row table:style-name="ro1" table:number-rows-repeated="15">
          <table:table-cell table:style-name="ce2" table:number-columns-repeated="12"/>
          <table:table-cell table:number-columns-repeated="6"/>
        </table:table-row>
        <table:table-row table:style-name="ro1">
          <table:table-cell table:style-name="ce2" table:number-columns-repeated="1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6">00/00/0000</text:date>, <text:time style:data-style-name="N2" text:time-value="04:00:50.2443971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26T04:01:16.214054932</dc:date>
    <meta:editing-duration>PT1H30M44S</meta:editing-duration>
    <meta:editing-cycles>13</meta:editing-cycles>
    <meta:generator>LibreOffice/7.0.3.1$Linux_X86_64 LibreOffice_project/00$Build-1</meta:generator>
    <meta:document-statistic meta:table-count="1" meta:cell-count="526" meta:object-count="0"/>
  </office:meta>
</office:document-meta>
</file>